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s book with correct typography.</text:p>
      <text:p text:style-name="Text_20_body">It is also possible to use <text:span text:style-name="Preformatted_20_Text">crowbook</text:span> for e.g. technical documentation, but it might not be the best tool for that.</text:p>
      <text:p text:style-name="Text_20_body"><text:a xlink:type="simple" xlink:href="https://travis-ci.org/lise-henry/crowbook"> </text:a></text:p>
      <text:h text:style-name="Heading_20_2">
Building and installing</text:h>
      <text:p text:style-name="Text_20_body">Youl'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download <text:span text:style-name="Preformatted_20_Text">crowbook</text:span>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then parse the config file and generate book in HTML, Epub, LaTeX, and/or PDF, according to the setting in the configuration file. So if you clone this repository and run</text:p>
      <text:p text:style-name="Text_20_Body">$ crowbook book_example/config.book
</text:p>
      <text:p text:style-name="Text_20_body">(or <text:span text:style-name="Preformatted_20_Text">cargo run -- book_example/config.book</text:span> if you don't want to install it), you'll generate the example book in various format. The HTML version should look <text:a xlink:type="simple" xlink:href="http://lise-henry.github.io/crowbook/book.html">like that</text:a>.</text:p>
      <text:p text:style-name="Text_20_body">Now, let's say you want to make your own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text:p>
      <text:p text:style-name="Text_20_body">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 page</text:a>, or the whole <text:a xlink:type="simple" xlink:href="book_example">book_example</text:a> directory. (A (not necessarily up-to-date) <text:a xlink:type="simple" xlink:href="http://lise-henry.github.io/crowbook/book.html">rendered version is available in HTML her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 page</text:a>.</text:p>
      <text:h text:style-name="Heading_20_2">
Current features</text:h>
      <text:h text:style-name="Heading_20_3">
Output formats</text:h>
      <text:p text:style-name="Text_20_body">Crowbook (to my knowledge) correctly supports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 output is more tricky: it should work reasonably well for novels (the primary target of Crowbook), but <text:span text:style-name="Preformatted_20_Text">pdflatex</text:span> might occasionally choke on some « weird » unicode character. Moreover, the rendering of code blocks is not satisfactory and images are not yet implemented. See the example book rendered in <text:a xlink:type="simple" xlink:href="http://lise-henry.github.io/crowbook/book.pdf">PDF</text:a> on github.io to get an idea of the problems you might encounter.</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There are, however, a few features that that are not supported:</text:p>
      <text:list>
        <text:list-item>
          <text:p>Tables and Footnotes are not yet implemented. Tables might be implemented soon, but footnotes are a bit more tricky.</text:p>
        </text:list-item>
        <text:list-item>
          <text:p>HTML in markdown is not implemented, and probably won't be, as the goal is to have books that can also be generated in PDF (and maybe ODT).</text:p>
        </text:list-item>
      </text:list>
      <text:p text:style-name="Text_20_body">Maybe the most specific "feature" of Crowbook is that (by default, it can be deactivated)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Table of Contents</text:h>
      <text:p text:style-name="Text_20_body">Crowbook currently only supports a table of contents for first-level headers (e.g. chapters). There is currently no option to integrate it in the document, so it is only generated in the EPUB format.</text:p>
      <text:p text:style-name="Text_20_body">See also <text:a xlink:type="simple" xlink:href="Bugs.md">Bugs</text:a>.</text:p>
      <text:h text:style-name="Heading_20_2">
Acknowledgements</text:h>
      <text:p text:style-name="Text_20_body">Besides the Rust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While Crowbook directly doesn't use them, there was also inspiration from <text:a xlink:type="simple" xlink:href="http://pandoc.org/">Pandoc</text:a> and <text:a xlink:type="simple" xlink:href="https://github.com/azerupi/mdBook">mdBook</text:a>.</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The code is currently badly documented (and badly in a general manner), but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ile for more information.</text:p>
      <text:h text:style-name="Heading_20_1">
2. The configuration file</text:h>
      <text:p text:style-name="Text_20_body">If you want to use Crowbook for your book, this configuration file is all you'll have to add (assuming you'll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text:p>
        </text:list-item>
        <text:list-item>
          <text:p>a list of Markdown files.</text:p>
        </text:list-item>
      </text:list>
      <text:p text:style-name="Text_20_body">Files starting with the <text:span text:style-name="Preformatted_20_Text">#</text:span> characters are comments and are discarded by Crowbook when parsing the files. Note that <text:span text:style-name="Preformatted_20_Text">#</text:span> must be at the <text:span text:style-name="T1">beginning</text:span> of the line, so e.g.:</text:p>
      <text:p text:style-name="Text_20_Body">author: John Smith # aka John Doe
</text:p>
      <text:p text:style-name="Text_20_body">will set the <text:span text:style-name="Preformatted_20_Text">author</text:span> key to <text:span text:style-name="Preformatted_20_Text">John Smith # aka John Doe</text:span>.</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oc for epub);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3.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on't get too angry at you and will just print a warning and treat it as another chapter (numbered according to the scheme specified for including the file). It will however mess the table of contents if Crowbook tries to generate one (e.g. for Epub).</text:p>
      <text:p text:style-name="Text_20_body">It's also a problem if you do <text:span text:style-name="T1">not</text:span> have a level-1 header in a markdown file. If it is a numbered chapter Crowbook will still be able to infer a chapter name, but if it is not numbered Crowbook will fail to generate an Epub file.</text:p>
      <text:p/>
      <text:p>***</text:p>
      <text:p/>
      <text:p text:style-name="Text_20_body">So, to sum it up. <text:span text:style-name="T1">please</text:span>: one file = one chapter, a chapter starts with a title, and this way this will work nice.</text:p>
      <text:h text:style-name="Heading_20_2">
Crowbook options</text:h>
      <text:p text:style-name="Text_20_body">The first part of the configuration file is dedicated to pass options to Crowbook. Each one is of the form <text:span text:style-name="Preformatted_20_Text">option: value</text:span>. Note that you don't have to put string in quotes, e.g.:</text:p>
      <text:p text:style-name="Text_20_Body">title: My title
</text:p>
      <text:p text:style-name="Text_20_body">If you <text:span text:style-name="T1">do</text:span> use quotes, Crowbook will actually put those quotes in the string, so basically don't do that.</text:p>
      <text:h text:style-name="Heading_20_3">
Metadata</text:h>
      <text:h text:style-name="Heading_20_4">
author</text:h>
      <text:p text:style-name="Text_20_body">Quite obviously, the author of the book. Note that it's currently just a single string, so if you want to have multiple authors, you'll have to do something like:</text:p>
      <text:p text:style-name="Text_20_Body">author: Jane Doe, John Smith
</text:p>
      <text:p text:style-name="Text_20_body"><text:span text:style-name="T2">default</text:span>: <text:span text:style-name="Preformatted_20_Text">Anonymous</text:span></text:p>
      <text:h text:style-name="Heading_20_4">
title</text:h>
      <text:p text:style-name="Text_20_body">The title of the book.</text:p>
      <text:p text:style-name="Text_20_body"><text:span text:style-name="T2">default</text:span>: <text:span text:style-name="Preformatted_20_Text">Untitled</text:span></text:p>
      <text:h text:style-name="Heading_20_4">
lang</text:h>
      <text:p text:style-name="Text_20_body">The language of the book, in a standard format. "en", "fr", and so on.</text:p>
      <text:p text:style-name="Text_20_body"><text:span text:style-name="T2">default</text:span>: <text:span text:style-name="Preformatted_20_Text">en</text:span></text:p>
      <text:h text:style-name="Heading_20_4">
cover</text:h>
      <text:p text:style-name="Text_20_body">The file name of a cover image for the book. Note that, here again, you must not use quotes:</text:p>
      <text:p text:style-name="Text_20_Body">cover: cover.png
</text:p>
      <text:p text:style-name="Text_20_body"><text:span text:style-name="T2">default</text:span>: <text:span text:style-name="Preformatted_20_Text">None</text:span></text:p>
      <text:h text:style-name="Heading_20_4">
subject</text:h>
      <text:p text:style-name="Text_20_body">What your book is about: e.g. Programming, Science-Fiction...</text:p>
      <text:p text:style-name="Text_20_body"><text:span text:style-name="T2">default</text:span>: <text:span text:style-name="Preformatted_20_Text">None</text:span></text:p>
      <text:h text:style-name="Heading_20_4">
description</text:h>
      <text:p text:style-name="Text_20_body">A description of your book. Note that Crowbook does <text:span text:style-name="T1">not</text:span> support multi-line strings in configuration field, and it is a field where it might be a problem if you don't like very long lines.</text:p>
      <text:p text:style-name="Text_20_body"><text:span text:style-name="T2">default</text:span>: <text:span text:style-name="Preformatted_20_Text">None</text:span></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h text:style-name="Heading_20_4">
output.epub</text:h>
      <text:p text:style-name="Text_20_body">The name of the epub file you want to generate.</text:p>
      <text:p text:style-name="Text_20_body"><text:span text:style-name="T2">default</text:span>: <text:span text:style-name="Preformatted_20_Text">None</text:span></text:p>
      <text:p text:style-name="Text_20_body">Crowbook use the <text:span text:style-name="Preformatted_20_Text">zip</text:span> command to generate the epub, so it won't work if this command is not installed on your system.</text:p>
      <text:h text:style-name="Heading_20_4">
output.html</text:h>
      <text:p text:style-name="Text_20_body">The name of the HTML file you want to generate. Note that this HTML file is self-contained, it doesn't require e.g. CSS from other files.</text:p>
      <text:p text:style-name="Text_20_body"><text:span text:style-name="T2">default</text:span>: <text:span text:style-name="Preformatted_20_Text">None</text:span></text:p>
      <text:h text:style-name="Heading_20_4">
output.tex</text:h>
      <text:p text:style-name="Text_20_body">The name of the LaTeX file you want to generate.</text:p>
      <text:p text:style-name="Text_20_body"><text:span text:style-name="T2">default</text:span>: <text:span text:style-name="Preformatted_20_Text">None</text:span></text:p>
      <text:h text:style-name="Heading_20_4">
output.pdf</text:h>
      <text:p text:style-name="Text_20_body">The name of the PDF file you want to generate. Crowbook uses LaTeX to generate it, so it won't work if it isn't installed on your computer. (See <text:span text:style-name="Preformatted_20_Text">tex_command</text:span> to specify which flavour of LaTeX you want to use.)</text:p>
      <text:p text:style-name="Text_20_body"><text:span text:style-name="T2">default</text:span>: <text:span text:style-name="Preformatted_20_Text">None</text:span></text:p>
      <text:h text:style-name="Heading_20_3">
output.odt</text:h>
      <text:p text:style-name="Text_20_body">The name of the ODT (OpenOffice) file you want to generate. Beware: ODT support is still experimental.</text:p>
      <text:p text:style-name="Text_20_body"><text:span text:style-name="T2">default</text:span>: <text:span text:style-name="Preformatted_20_Text">None</text:span></text:p>
      <text:p text:style-name="Text_20_body">As for Epub generation, Crowbook depends on the presence of the <text:span text:style-name="Preformatted_20_Text">zip</text:span> command to generate this file.</text:p>
      <text:h text:style-name="Heading_20_3">
Generic options for rendering</text:h>
      <text:h text:style-name="Heading_20_4">
numbering</text:h>
      <text:p text:style-name="Text_20_body">A boolean that sets whether or not you want numbering. Setting it to <text:span text:style-name="Preformatted_20_Text">false</text:span> is equivalent to including all your chapters with <text:span text:style-name="Preformatted_20_Text">- my_chapter.md</text:span>. Note that even if it is set to <text:span text:style-name="Preformatted_20_Text">true</text:span>, numbering will be desactivated for chapters that are included with <text:span text:style-name="Preformatted_20_Text">- my_chapter.md</text:span>.</text:p>
      <text:p text:style-name="Text_20_body"><text:span text:style-name="T2">default</text:span>:: <text:span text:style-name="Preformatted_20_Text">true</text:span></text:p>
      <text:h text:style-name="Heading_20_4">
numbering_template</text:h>
      <text:p text:style-name="Text_20_body">A string will be used as chapter title.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this string isn't used for unnumbered chapters;</text:p>
        </text:list-item>
        <text:list-item>
          <text:p>this string isn't used for LaTeX, either.</text:p>
        </text:list-item>
      </text:list>
      <text:p text:style-name="Text_20_body"><text:span text:style-name="T2">default</text:span>: <text:span text:style-name="Preformatted_20_Text">{{number}}. {{title}}</text:span></text:p>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p text:style-name="Text_20_body"><text:span text:style-name="T2">default</text:span>: <text:span text:style-name="Preformatted_20_Text">true</text:span></text:p>
      <text:h text:style-name="Heading_20_4">
nb_char</text:h>
      <text:p text:style-name="Text_20_body">This option allows you to specify the non breaking character used by the french cleaning method (see above). Probably not really something you need to modify.</text:p>
      <text:p text:style-name="Text_20_body"><text:span text:style-name="T2">default</text:span>: <text:span text:style-name="Preformatted_20_Text">' '</text:span> (i.e. narrrow non-breaking space)</text:p>
      <text:h text:style-name="Heading_20_3">
Options for HTML rendering</text:h>
      <text:h text:style-name="Heading_20_4">
html.template</text:h>
      <text:p text:style-name="Text_20_body">A file containing a (mustache) HTML template.</text:p>
      <text:p text:style-name="Text_20_body"><text:span text:style-name="T2">default</text:span>: <text:span text:style-name="Preformatted_20_Text">None</text:span> (built-in template)</text:p>
      <text:h text:style-name="Heading_20_4">
html.css</text:h>
      <text:p text:style-name="Text_20_body">A file containing a stylesheet for the HTML file.</text:p>
      <text:p text:style-name="Text_20_body"><text:span text:style-name="T2">default</text:span>: <text:span text:style-name="Preformatted_20_Text">None</text:span> (built-in)</text:p>
      <text:h text:style-name="Heading_20_3">
Options for Epub rendering</text:h>
      <text:h text:style-name="Heading_20_4">
epub.template</text:h>
      <text:p text:style-name="Text_20_body">A file containing a (mustache) xhtml template for the files generated for each chapter.</text:p>
      <text:p text:style-name="Text_20_body"><text:span text:style-name="T2">default</text:span>: <text:span text:style-name="Preformatted_20_Text">None</text:span> (built-in template)</text:p>
      <text:h text:style-name="Heading_20_4">
epub.css</text:h>
      <text:p text:style-name="Text_20_body">A file containing a stylesheet for the Epub file.</text:p>
      <text:p text:style-name="Text_20_body"><text:span text:style-name="T2">default</text:span>: <text:span text:style-name="Preformatted_20_Text">None</text:span> (built-in)</text:p>
      <text:h text:style-name="Heading_20_3">
epub_version</text:h>
      <text:p text:style-name="Text_20_body">Sets the version for generated Epub, either 2 or 3.</text:p>
      <text:p text:style-name="Text_20_body"><text:span text:style-name="T2">default</text:span>: <text:span text:style-name="Preformatted_20_Text">2</text:span></text:p>
      <text:h text:style-name="Heading_20_3">
Options for LaTeX / PDF rendering</text:h>
      <text:h text:style-name="Heading_20_4">
tex.template</text:h>
      <text:p text:style-name="Text_20_body">Sets the LaTeX template.</text:p>
      <text:p text:style-name="Text_20_body"><text:span text:style-name="T2">default</text:span>: <text:span text:style-name="Preformatted_20_Text">None</text:span> (builtin)</text:p>
      <text:h text:style-name="Heading_20_4">
tex.command</text:h>
      <text:p text:style-name="Text_20_body">The command used to generate a PDF file.</text:p>
      <text:p text:style-name="Text_20_body"><text:span text:style-name="T2">default</text:span>: <text:span text:style-name="Preformatted_20_Text">pdflatex</text:span></text:p>
      <text:h text:style-name="Heading_20_4">
tex.links_as_footnotes</text:h>
      <text:p text:style-name="Text_20_body">Display the link in the document, using the <text:span text:style-name="Preformatted_20_Text">\footnote{}</text:span> command. This is useful if you want your readers to be able to see the URLs in a printed document.</text:p>
      <text:p text:style-name="Text_20_body"><text:span text:style-name="T2">default</text:span>: <text:span text:style-name="Preformatted_20_Text">true</text:span></text:p>
      <text:h text:style-name="Heading_20_3">
Additional options</text:h>
      <text:h text:style-name="Heading_20_4">
temp_dir</text:h>
      <text:p text:style-name="Text_20_body">When it is generating epub or pdf files, Crowbook creates a temporary directory (which is then removed), named from a random uuid (so we can be pretty certain it's not gonna exist). This option specify where to create this directory. E.g., if you set:</text:p>
      <text:p text:style-name="Text_20_Body">temp_dir: /tmp
</text:p>
      <text:p text:style-name="Text_20_body">crowbook might create a temporary directory <text:span text:style-name="Preformatted_20_Text">/tmp/7fcbe41e-1676-46ba-b1a7-40c2fa37a3a7</text:span>.</text:p>
      <text:p text:style-name="Text_20_body">By default, this temporary directory is created where the config file is.</text:p>
      <text:p text:style-name="Text_20_body"><text:span text:style-name="T2">default</text:span>: <text:span text:style-name="Preformatted_20_Text">.</text:span></text:p>
      <text:h text:style-name="Heading_20_1">
3. Arguments</text:h>
      <text:p text:style-name="Text_20_body">Crowbook can takes a list of arguments:</text:p>
      <text:p text:style-name="Text_20_Body">Render a markdown book in Epub, PDF or HTML.

USAGE:
        crowbook [OPTIONS] &lt;BOOK&gt; [--] [ARGS]

OPTIONS:
        --autoclean &lt;BOOL&gt;    Try to clean input markdown [values: true, false]
        --create              Creates a new book file with existing markdown files
    -h, --help                Prints help information
        --numbering &lt;BOOL&gt;    Number chapters or not [values: true, false]
    -o, --output &lt;FILE&gt;       Specify output file
    -t, --to &lt;FORMAT&gt;         Generate specific format [values: epub, pdf, html, tex, odt]
    -V, --version             Prints version information
    -v, --verbose             Activate verbose mode

ARGS:
    &lt;BOOK&gt;     A file containing the book configuration
    &lt;FILES&gt;...    Files to put in book when using --create

Command line options allow to override options defined in &lt;BOOK&gt; configuration file. 
E.g., even if this file specifies 'verbose: false', calling 'crowbook --verbose &lt;BOOK&gt;' 
will activate verbose mode.

Note that Crowbook generates output files relatively to the directory where &lt;BOOK&gt; is:
$ crowbook foo/bar.book --to pdf --output baz.pdf
will thus generate baz.pdf in directory foo and not in current
directory.
</text:p>
      <text:p text:style-name="Text_20_body">The most important ones is obviously  , i.e. the file configuration book. It is mandatory: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create &lt;BOOK&gt; file_1.md file_2.md ...</text:span></text:p>
      <text:p text:style-name="Text_20_body">Creates a new book from a list of Markdown files. It will generate the file <text:span text:style-name="Preformatted_20_Text">BOOK</text:span> (or abort if it already exists) with all file names specified added as chapters.</text:p>
      <text:p text:style-name="Text_20_body">Most other <text:span text:style-name="Preformatted_20_Text">crowbook</text:span> options have no impact when using <text:span text:style-name="Preformatted_20_Text">--create</text:span>, but if <text:span text:style-name="Preformatted_20_Text">--numbering</text:span> is set to <text:span text:style-name="Preformatted_20_Text">false</text:span>, the files will be included with <text:span text:style-name="Preformatted_20_Text">-</text:span> instead of <text:span text:style-name="Preformatted_20_Text">+</text:span> in the Markdown file.</text:p>
      <text:h text:style-name="Heading_20_3">
Example</text:h>
      <text:p text:style-name="Text_20_Body">crowbook --create foo.book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h text:style-name="Heading_20_2">
&lt;text:span text:style-name="Preformatted_20_Text"&gt;--verbose&lt;/text:span&gt;</text:h>
      <text:p text:style-name="Text_20_body"><text:span text:style-name="T2">usage</text:span>: <text:span text:style-name="Preformatted_20_Text">crowbook --verbose &lt;BOOK&gt;</text:span></text:p>
      <text:p text:style-name="Text_20_body">If this flag is set, Crowbook will print some more messages.</text:p>
      <text:h text:style-name="Heading_20_2">
&lt;text:span text:style-name="Preformatted_20_Text"&gt;--to&lt;/text:span&gt;</text:h>
      <text:p text:style-name="Text_20_body"><text:span text:style-name="T2">usage</text:span>: <text:span text:style-name="Preformatted_20_Text">crowbook --to &lt;FORMAT&gt; &lt;BOOK&gt;</text:span></text:p>
      <text:p text:style-name="Text_20_body">(or <text:span text:style-name="Preformatted_20_Text">crowbook -t &lt;FORMAT&gt; &lt;BOOK&g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text:p>
      <text:p text:style-name="Text_20_Body">crowbook --to pdf --output foo.pdf foo.book
</text:p>
      <text:p text:style-name="Text_20_body">will (try to)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to &lt;FORMAT&gt; --output &lt;FILE&gt; &lt;BOOK&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lt;text:span text:style-name="Preformatted_20_Text"&gt;--numbering&lt;/text:span&gt;</text:h>
      <text:p text:style-name="Text_20_body"><text:span text:style-name="T2">usage</text:span>: <text:span text:style-name="Preformatted_20_Text">crowbook --numbering &lt;BOOL&gt; &lt;BOOK&gt;</text:span></text:p>
      <text:p text:style-name="Text_20_body">Turns numbering on or off. Overrides the option set in <text:span text:style-name="Preformatted_20_Text">BOOK</text:span> configuration file.</text:p>
      <text:h text:style-name="Heading_20_3">
Example</text:h>
      <text:p text:style-name="Text_20_Body">crowbook --numbering false foo.book
</text:p>
      <text:h text:style-name="Heading_20_2">
&lt;text:span text:style-name="Preformatted_20_Text"&gt;--autoclean&lt;/text:span&gt;</text:h>
      <text:p text:style-name="Text_20_body"><text:span text:style-name="T2">usage</text:span>: <text:span text:style-name="Preformatted_20_Text">crowbook --autoclean &lt;BOOL&gt; &lt;BOOK&gt;</text:span></text:p>
      <text:p text:style-name="Text_20_body">Turns autoclean on or off. Overrides the option set in <text:span text:style-name="Preformatted_20_Text">BOOK</text:span> configuratio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